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Segoe UI" svg:font-family="'Segoe UI'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35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ACE-1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 style:data-style-name="N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egoe UI" fo:font-size="4.69999980926514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6.012cm" svg:height="9.007cm" svg:x="17.535cm" svg:y="1.402cm">
            <draw:object draw:notify-on-update-of-ranges="Sheet1.A5:Sheet1.A12 Sheet1.B3:Sheet1.B3 Sheet1.B5:Sheet1.B12 Sheet1.C3:Sheet1.C3 Sheet1.C5:Sheet1.C12 Sheet1.D3:Sheet1.D3 Sheet1.D5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number-columns-repeated="118" table:default-cell-style-name="Default"/>
        <table:table-row table:style-name="ro1" table:number-rows-repeated="2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count of threads | L</text:p>
          </table:table-cell>
          <table:table-cell table:style-name="Gnumeric-default" office:value-type="float" office:value="250" calcext:value-type="float">
            <text:p>250</text:p>
          </table:table-cell>
          <table:table-cell table:style-name="Gnumeric-default" office:value-type="float" office:value="2001" calcext:value-type="float">
            <text:p>2001</text:p>
          </table:table-cell>
          <table:table-cell table:style-name="Gnumeric-default" office:value-type="float" office:value="4000" calcext:value-type="float">
            <text:p>4000</text:p>
          </table:table-cell>
          <table:table-cell table:style-name="Gnumeric-default" office:value-type="string" calcext:value-type="string">
            <text:p>in μs</text:p>
          </table:table-cell>
          <table:table-cell table:style-name="Gnumeric-default" table:number-columns-repeated="5"/>
          <table:table-cell table:number-columns-repeated="118"/>
        </table:table-row>
        <table:table-row table:style-name="ro1">
          <table:table-cell table:style-name="Gnumeric-default"/>
          <table:table-cell table:style-name="Gnumeric-default" table:formula="of:=15932" office:value-type="float" office:value="15932" calcext:value-type="float">
            <text:p>15932</text:p>
          </table:table-cell>
          <table:table-cell table:style-name="Gnumeric-default" office:value-type="float" office:value="1808540" calcext:value-type="float">
            <text:p>1808540</text:p>
          </table:table-cell>
          <table:table-cell table:style-name="Gnumeric-default" office:value-type="float" office:value="3593480" calcext:value-type="float">
            <text:p>3593480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ACE-1" table:formula="of:=[.B4]/[.B4]" office:value-type="percentage" office:value="1" calcext:value-type="percentage">
            <text:p>100.00%</text:p>
          </table:table-cell>
          <table:table-cell table:style-name="ACE-1" table:formula="of:=[.C4]/[.C4]" office:value-type="percentage" office:value="1" calcext:value-type="percentage">
            <text:p>100.00%</text:p>
          </table:table-cell>
          <table:table-cell table:style-name="ACE-1" table:formula="of:=[.D4]/[.D4]" office:value-type="percentage" office:value="1" calcext:value-type="percentage">
            <text:p>100.00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2" calcext:value-type="float">
            <text:p>2</text:p>
          </table:table-cell>
          <table:table-cell table:style-name="ACE-1" table:formula="of:=10618/[.B4]" office:value-type="percentage" office:value="0.666457444137585" calcext:value-type="percentage">
            <text:p>66.65%</text:p>
          </table:table-cell>
          <table:table-cell table:style-name="ACE-1" table:formula="of:=944317/[.C4]" office:value-type="percentage" office:value="0.522143275791522" calcext:value-type="percentage">
            <text:p>52.21%</text:p>
          </table:table-cell>
          <table:table-cell table:style-name="ACE-1" table:formula="of:=1862100/[.D4]" office:value-type="percentage" office:value="0.518188496944466" calcext:value-type="percentage">
            <text:p>51.82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4" calcext:value-type="float">
            <text:p>4</text:p>
          </table:table-cell>
          <table:table-cell table:style-name="ACE-1" table:formula="of:=12304/[.B4]" office:value-type="percentage" office:value="0.772282199347226" calcext:value-type="percentage">
            <text:p>77.23%</text:p>
          </table:table-cell>
          <table:table-cell table:style-name="ACE-1" table:formula="of:=511725/[.C4]" office:value-type="percentage" office:value="0.282949229765446" calcext:value-type="percentage">
            <text:p>28.29%</text:p>
          </table:table-cell>
          <table:table-cell table:style-name="ACE-1" table:formula="of:=982662/[.D4]" office:value-type="percentage" office:value="0.273456927546557" calcext:value-type="percentage">
            <text:p>27.35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ACE-1" table:formula="of:=13341/[.B4]" office:value-type="percentage" office:value="0.837371328144615" calcext:value-type="percentage">
            <text:p>83.74%</text:p>
          </table:table-cell>
          <table:table-cell table:style-name="ACE-1" table:formula="of:=391873/[.C4]" office:value-type="percentage" office:value="0.216679199796521" calcext:value-type="percentage">
            <text:p>21.67%</text:p>
          </table:table-cell>
          <table:table-cell table:style-name="ACE-1" table:formula="of:=709298/[.D4]" office:value-type="percentage" office:value="0.197384707859791" calcext:value-type="percentage">
            <text:p>19.74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ACE-1" table:formula="of:=13736/[.B4]" office:value-type="percentage" office:value="0.862164197840824" calcext:value-type="percentage">
            <text:p>86.22%</text:p>
          </table:table-cell>
          <table:table-cell table:style-name="ACE-1" table:formula="of:=365541/[.C4]" office:value-type="percentage" office:value="0.202119389120506" calcext:value-type="percentage">
            <text:p>20.21%</text:p>
          </table:table-cell>
          <table:table-cell table:style-name="ACE-1" table:formula="of:=720870/[.D4]" office:value-type="percentage" office:value="0.20060498458319" calcext:value-type="percentage">
            <text:p>20.06%</text:p>
          </table:table-cell>
          <table:table-cell table:style-name="ACE-1"/>
          <table:table-cell table:style-name="Gnumeric-default"/>
          <table:table-cell table:style-name="ACE-1" table:number-columns-repeated="4"/>
          <table:table-cell table:number-columns-repeated="118"/>
        </table:table-row>
        <table:table-row table:style-name="ro1">
          <table:table-cell table:style-name="Gnumeric-default" office:value-type="float" office:value="32" calcext:value-type="float">
            <text:p>32</text:p>
          </table:table-cell>
          <table:table-cell table:style-name="ACE-1" table:formula="of:=14824/[.B4]" office:value-type="percentage" office:value="0.930454431333166" calcext:value-type="percentage">
            <text:p>93.05%</text:p>
          </table:table-cell>
          <table:table-cell table:style-name="ACE-1" table:formula="of:=373789/[.C4]" office:value-type="percentage" office:value="0.2066799739016" calcext:value-type="percentage">
            <text:p>20.67%</text:p>
          </table:table-cell>
          <table:table-cell table:style-name="ACE-1" table:formula="of:=735301/[.D4]" office:value-type="percentage" office:value="0.204620868907021" calcext:value-type="percentage">
            <text:p>20.46%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table:style-name="Gnumeric-default" office:value-type="float" office:value="64" calcext:value-type="float">
            <text:p>64</text:p>
          </table:table-cell>
          <table:table-cell table:style-name="ACE-1" table:formula="of:=16466/[.B4]" office:value-type="percentage" office:value="1.03351744915893" calcext:value-type="percentage">
            <text:p>103.35%</text:p>
          </table:table-cell>
          <table:table-cell table:style-name="ACE-1" table:formula="of:=368336/[.C4]" office:value-type="percentage" office:value="0.203664834617979" calcext:value-type="percentage">
            <text:p>20.37%</text:p>
          </table:table-cell>
          <table:table-cell table:style-name="ACE-1" table:formula="of:=750876/[.D4]" office:value-type="percentage" office:value="0.208955107583735" calcext:value-type="percentage">
            <text:p>20.90%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table:style-name="Gnumeric-default" office:value-type="float" office:value="128" calcext:value-type="float">
            <text:p>128</text:p>
          </table:table-cell>
          <table:table-cell table:style-name="ACE-1" table:formula="of:=21075/[.B4]" office:value-type="percentage" office:value="1.32280944012051" calcext:value-type="percentage">
            <text:p>132.28%</text:p>
          </table:table-cell>
          <table:table-cell table:style-name="ACE-1" table:formula="of:=367354/[.C4]" office:value-type="percentage" office:value="0.203121855198116" calcext:value-type="percentage">
            <text:p>20.31%</text:p>
          </table:table-cell>
          <table:table-cell table:style-name="ACE-1" table:formula="of:=785694/[.D4]" office:value-type="percentage" office:value="0.218644322495186" calcext:value-type="percentage">
            <text:p>21.86%</text:p>
          </table:table-cell>
          <table:table-cell table:style-name="Gnumeric-default" table:number-columns-repeated="6"/>
          <table:table-cell table:number-columns-repeated="118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count of threads | L</text:p>
          </table:table-cell>
          <table:table-cell table:style-name="Gnumeric-default" office:value-type="float" office:value="250" calcext:value-type="float">
            <text:p>250</text:p>
          </table:table-cell>
          <table:table-cell table:style-name="Gnumeric-default" office:value-type="float" office:value="2001" calcext:value-type="float">
            <text:p>2001</text:p>
          </table:table-cell>
          <table:table-cell table:style-name="Gnumeric-default" office:value-type="float" office:value="4000" calcext:value-type="float">
            <text:p>4000</text:p>
          </table:table-cell>
          <table:table-cell table:style-name="Gnumeric-default" office:value-type="string" calcext:value-type="string">
            <text:p>in μs</text:p>
          </table:table-cell>
          <table:table-cell table:number-columns-repeated="123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table:formula="of:=15932" office:value-type="float" office:value="15932" calcext:value-type="float">
            <text:p>15932</text:p>
          </table:table-cell>
          <table:table-cell table:style-name="ce2" table:formula="of:=1808540" office:value-type="float" office:value="1808540" calcext:value-type="float">
            <text:p>1808540</text:p>
          </table:table-cell>
          <table:table-cell table:style-name="ce2" office:value-type="float" office:value="3593480" calcext:value-type="float">
            <text:p>3593480</text:p>
          </table:table-cell>
          <table:table-cell table:style-name="ACE-1"/>
          <table:table-cell table:style-name="Gnumeric-default" table:number-columns-repeated="5"/>
          <table:table-cell table:number-columns-repeated="118"/>
        </table:table-row>
        <table:table-row table:style-name="ro1">
          <table:table-cell table:style-name="Gnumeric-default" office:value-type="float" office:value="2" calcext:value-type="float">
            <text:p>2</text:p>
          </table:table-cell>
          <table:table-cell table:style-name="ce2" table:formula="of:=10618" office:value-type="float" office:value="10618" calcext:value-type="float">
            <text:p>10618</text:p>
          </table:table-cell>
          <table:table-cell table:style-name="ce2" table:formula="of:=944317" office:value-type="float" office:value="944317" calcext:value-type="float">
            <text:p>944317</text:p>
          </table:table-cell>
          <table:table-cell table:style-name="ce2" table:formula="of:=1862100" office:value-type="float" office:value="1862100" calcext:value-type="float">
            <text:p>1862100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4" calcext:value-type="float">
            <text:p>4</text:p>
          </table:table-cell>
          <table:table-cell table:style-name="ce2" table:formula="of:=12304" office:value-type="float" office:value="12304" calcext:value-type="float">
            <text:p>12304</text:p>
          </table:table-cell>
          <table:table-cell table:style-name="ce2" table:formula="of:=511725" office:value-type="float" office:value="511725" calcext:value-type="float">
            <text:p>511725</text:p>
          </table:table-cell>
          <table:table-cell table:style-name="ce2" table:formula="of:=982662" office:value-type="float" office:value="982662" calcext:value-type="float">
            <text:p>982662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ce2" table:formula="of:=13341" office:value-type="float" office:value="13341" calcext:value-type="float">
            <text:p>13341</text:p>
          </table:table-cell>
          <table:table-cell table:style-name="ce2" table:formula="of:=391873" office:value-type="float" office:value="391873" calcext:value-type="float">
            <text:p>391873</text:p>
          </table:table-cell>
          <table:table-cell table:style-name="ce2" table:formula="of:=709298" office:value-type="float" office:value="709298" calcext:value-type="float">
            <text:p>709298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ce2" table:formula="of:=13736" office:value-type="float" office:value="13736" calcext:value-type="float">
            <text:p>13736</text:p>
          </table:table-cell>
          <table:table-cell table:style-name="ce2" table:formula="of:=365541" office:value-type="float" office:value="365541" calcext:value-type="float">
            <text:p>365541</text:p>
          </table:table-cell>
          <table:table-cell table:style-name="ce2" table:formula="of:=720870" office:value-type="float" office:value="720870" calcext:value-type="float">
            <text:p>720870</text:p>
          </table:table-cell>
          <table:table-cell table:style-name="ACE-1"/>
          <table:table-cell table:number-columns-repeated="123"/>
        </table:table-row>
        <table:table-row table:style-name="ro1">
          <table:table-cell table:style-name="Gnumeric-default" office:value-type="float" office:value="32" calcext:value-type="float">
            <text:p>32</text:p>
          </table:table-cell>
          <table:table-cell table:style-name="ce2" table:formula="of:=14824" office:value-type="float" office:value="14824" calcext:value-type="float">
            <text:p>14824</text:p>
          </table:table-cell>
          <table:table-cell table:style-name="ce2" table:formula="of:=373789" office:value-type="float" office:value="373789" calcext:value-type="float">
            <text:p>373789</text:p>
          </table:table-cell>
          <table:table-cell table:style-name="ce2" table:formula="of:=735301" office:value-type="float" office:value="735301" calcext:value-type="float">
            <text:p>735301</text:p>
          </table:table-cell>
          <table:table-cell table:style-name="Gnumeric-default"/>
          <table:table-cell table:number-columns-repeated="123"/>
        </table:table-row>
        <table:table-row table:style-name="ro1">
          <table:table-cell table:style-name="Gnumeric-default" office:value-type="float" office:value="64" calcext:value-type="float">
            <text:p>64</text:p>
          </table:table-cell>
          <table:table-cell table:style-name="ce2" table:formula="of:=16466" office:value-type="float" office:value="16466" calcext:value-type="float">
            <text:p>16466</text:p>
          </table:table-cell>
          <table:table-cell table:style-name="ce2" table:formula="of:=368336" office:value-type="float" office:value="368336" calcext:value-type="float">
            <text:p>368336</text:p>
          </table:table-cell>
          <table:table-cell table:style-name="ce2" table:formula="of:=750876" office:value-type="float" office:value="750876" calcext:value-type="float">
            <text:p>750876</text:p>
          </table:table-cell>
          <table:table-cell table:style-name="Gnumeric-default"/>
          <table:table-cell table:number-columns-repeated="123"/>
        </table:table-row>
        <table:table-row table:style-name="ro1">
          <table:table-cell table:style-name="Gnumeric-default" office:value-type="float" office:value="128" calcext:value-type="float">
            <text:p>128</text:p>
          </table:table-cell>
          <table:table-cell table:style-name="ce2" table:formula="of:=21075" office:value-type="float" office:value="21075" calcext:value-type="float">
            <text:p>21075</text:p>
          </table:table-cell>
          <table:table-cell table:style-name="ce2" table:formula="of:=367354" office:value-type="float" office:value="367354" calcext:value-type="float">
            <text:p>367354</text:p>
          </table:table-cell>
          <table:table-cell table:style-name="ce2" table:formula="of:=785694" office:value-type="float" office:value="785694" calcext:value-type="float">
            <text:p>785694</text:p>
          </table:table-cell>
          <table:table-cell table:style-name="Gnumeric-default"/>
          <table:table-cell table:number-columns-repeated="12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style-name="Gnumeric-default"/>
          <table:table-cell table:style-name="ACE-2"/>
          <table:table-cell table:style-name="Gnumeric-default" table:number-columns-repeated="8"/>
          <table:table-cell table:number-columns-repeated="118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Gnumeric-default"/>
          <table:table-cell table:style-name="ACE-2"/>
          <table:table-cell table:style-name="Gnumeric-default" table:number-columns-repeated="8"/>
          <table:table-cell table:number-columns-repeated="118"/>
        </table:table-row>
        <table:table-row table:style-name="ro1" table:number-rows-repeated="19">
          <table:table-cell table:number-columns-repeated="128"/>
        </table:table-row>
        <table:table-row table:style-name="ro1">
          <table:table-cell table:style-name="Gnumeric-default" table:number-columns-repeated="5"/>
          <table:table-cell table:style-name="ACE-3"/>
          <table:table-cell table:style-name="Gnumeric-default" table:number-columns-repeated="4"/>
          <table:table-cell table:number-columns-repeated="118"/>
        </table:table-row>
        <table:table-row table:style-name="ro1" table:number-rows-repeated="36">
          <table:table-cell table:number-columns-repeated="128"/>
        </table:table-row>
        <table:table-row table:style-name="ro1">
          <table:table-cell table:style-name="Gnumeric-default"/>
          <table:table-cell table:style-name="ACE-2"/>
          <table:table-cell table:style-name="Gnumeric-default" table:number-columns-repeated="8"/>
          <table:table-cell table:number-columns-repeated="11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Segoe UI" svg:font-family="'Segoe UI'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GB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5T11:34:36.844573445</dc:date>
    <meta:creation-date>2022-10-31T22:23:37Z</meta:creation-date>
    <meta:editing-cycles>6</meta:editing-cycles>
    <meta:editing-duration>PT1H40M36S</meta:editing-duration>
    <meta:generator>LibreOffice/7.4.3.2$Linux_X86_64 LibreOffice_project/40$Build-2</meta:generator>
    <meta:document-statistic meta:table-count="1" meta:cell-count="7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3cm" svg:height="9.008cm" xlink:href=".." xlink:type="simple" chart:class="chart:bar" chart:style-name="ch1">
        <chart:title svg:x="2.486cm" svg:y="0.316cm" chart:style-name="ch2">
          <text:p>Hitrost programa odvisna od velikosti L-ja in števila niti</text:p>
        </chart:title>
        <chart:legend chart:legend-position="end" svg:x="14.517cm" svg:y="3.707cm" style:legend-expansion="high" chart:style-name="ch3"/>
        <chart:plot-area chart:style-name="ch4" table:cell-range-address="Sheet1.A5:Sheet1.D12 Sheet1.B3:Sheet1.D3" chart:data-source-has-labels="both" svg:x="1.331cm" svg:y="1.275cm" svg:width="12.866cm" svg:height="6.572cm">
          <chart:coordinate-region svg:x="2.931cm" svg:y="1.474cm" svg:width="11.266cm" svg:height="5.726cm"/>
          <chart:axis chart:dimension="x" chart:name="primary-x" chart:style-name="ch5" chartooo:axis-type="auto">
            <chartooo:date-scale/>
            <chart:title svg:x="6.966cm" svg:y="8.027cm" chart:style-name="ch6">
              <text:p>Število niti</text:p>
            </chart:title>
            <chart:categories table:cell-range-address="Sheet1.A5:Sheet1.A12"/>
          </chart:axis>
          <chart:axis chart:dimension="y" chart:name="primary-y" chart:style-name="ch7">
            <chart:title svg:x="0.451cm" svg:y="5.875cm" chart:style-name="ch8">
              <text:p>Procent pohitritve</text:p>
            </chart:title>
            <chart:grid chart:style-name="ch9" chart:class="major"/>
          </chart:axis>
          <chart:series chart:style-name="ch10" chart:values-cell-range-address="Sheet1.B5:Sheet1.B12" chart:label-cell-address="Sheet1.B3:Sheet1.B3" chart:class="chart:bar">
            <chart:data-point chart:repeated="8"/>
          </chart:series>
          <chart:series chart:style-name="ch11" chart:values-cell-range-address="Sheet1.C5:Sheet1.C12" chart:label-cell-address="Sheet1.C3:Sheet1.C3" chart:class="chart:bar">
            <chart:data-point chart:repeated="8"/>
          </chart:series>
          <chart:series chart:style-name="ch12" chart:values-cell-range-address="Sheet1.D5:Sheet1.D12" chart:label-cell-address="Sheet1.D3:Sheet1.D3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0</text:p>
                <draw:g>
                  <svg:desc>Sheet1.B3:Sheet1.B3</svg:desc>
                </draw:g>
              </table:table-cell>
              <table:table-cell office:value-type="string">
                <text:p>2001</text:p>
                <draw:g>
                  <svg:desc>Sheet1.C3:Sheet1.C3</svg:desc>
                </draw:g>
              </table:table-cell>
              <table:table-cell office:value-type="string">
                <text:p>4000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5:Sheet1.A12</svg:desc>
                </draw:g>
              </table:table-cell>
              <table:table-cell office:value-type="float" office:value="1">
                <text:p>1</text:p>
                <draw:g>
                  <svg:desc>Sheet1.B5:Sheet1.B12</svg:desc>
                </draw:g>
              </table:table-cell>
              <table:table-cell office:value-type="float" office:value="1">
                <text:p>1</text:p>
                <draw:g>
                  <svg:desc>Sheet1.C5:Sheet1.C12</svg:desc>
                </draw:g>
              </table:table-cell>
              <table:table-cell office:value-type="float" office:value="1">
                <text:p>1</text:p>
                <draw:g>
                  <svg:desc>Sheet1.D5:Sheet1.D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66457444137585">
                <text:p>0.666457444137585</text:p>
              </table:table-cell>
              <table:table-cell office:value-type="float" office:value="0.522143275791522">
                <text:p>0.522143275791522</text:p>
              </table:table-cell>
              <table:table-cell office:value-type="float" office:value="0.518188496944466">
                <text:p>0.5181884969444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2282199347226">
                <text:p>0.772282199347226</text:p>
              </table:table-cell>
              <table:table-cell office:value-type="float" office:value="0.282949229765446">
                <text:p>0.282949229765446</text:p>
              </table:table-cell>
              <table:table-cell office:value-type="float" office:value="0.273456927546557">
                <text:p>0.2734569275465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37371328144615">
                <text:p>0.837371328144615</text:p>
              </table:table-cell>
              <table:table-cell office:value-type="float" office:value="0.216679199796521">
                <text:p>0.216679199796521</text:p>
              </table:table-cell>
              <table:table-cell office:value-type="float" office:value="0.197384707859791">
                <text:p>0.1973847078597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62164197840824">
                <text:p>0.862164197840824</text:p>
              </table:table-cell>
              <table:table-cell office:value-type="float" office:value="0.202119389120506">
                <text:p>0.202119389120506</text:p>
              </table:table-cell>
              <table:table-cell office:value-type="float" office:value="0.20060498458319">
                <text:p>0.200604984583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30454431333166">
                <text:p>0.930454431333166</text:p>
              </table:table-cell>
              <table:table-cell office:value-type="float" office:value="0.2066799739016">
                <text:p>0.2066799739016</text:p>
              </table:table-cell>
              <table:table-cell office:value-type="float" office:value="0.204620868907021">
                <text:p>0.2046208689070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3351744915893">
                <text:p>1.03351744915893</text:p>
              </table:table-cell>
              <table:table-cell office:value-type="float" office:value="0.203664834617979">
                <text:p>0.203664834617979</text:p>
              </table:table-cell>
              <table:table-cell office:value-type="float" office:value="0.208955107583735">
                <text:p>0.20895510758373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32280944012051">
                <text:p>1.32280944012051</text:p>
              </table:table-cell>
              <table:table-cell office:value-type="float" office:value="0.203121855198116">
                <text:p>0.203121855198116</text:p>
              </table:table-cell>
              <table:table-cell office:value-type="float" office:value="0.218644322495186">
                <text:p>0.218644322495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